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9.71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47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4" table:default-cell-style-name="ce15"/>
        <table:table-column table:style-name="co6" table:number-columns-repeated="1023" table:default-cell-style-name="ce15"/>
        <table:table-row table:style-name="ro3">
          <table:table-cell table:style-name="Default" office:value-type="string" calcext:value-type="string">
            <text:p>Polarity evaluation on layer 1 of mlsa data</text:p>
          </table:table-cell>
          <table:table-cell table:style-name="Default"/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1"/>
          <table:table-cell table:number-columns-repeated="1010"/>
        </table:table-row>
        <table:table-row table:style-name="ro3">
          <table:table-cell table:style-name="ce1" office:value-type="string" calcext:value-type="string">
            <text:p>Counts total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2" office:value-type="string" calcext:value-type="string">
            <text:p>Gold (mlsa):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 0.3 = 0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60" calcext:value-type="float">
            <text:p>6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: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 0.3=0: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57" calcext:value-type="float">
            <text:p>57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 0.3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60" calcext:value-type="float">
            <text:p>6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30"/>
          <table:table-cell table:style-name="ce38" office:value-type="string" calcext:value-type="string">
            <text:p>"+”</text:p>
          </table:table-cell>
          <table:table-cell table:style-name="ce40"/>
          <table:table-cell table:style-name="ce30"/>
          <table:table-cell table:style-name="ce38" office:value-type="string" calcext:value-type="string">
            <text:p>"-"</text:p>
          </table:table-cell>
          <table:table-cell table:style-name="ce40"/>
          <table:table-cell table:style-name="ce30"/>
          <table:table-cell table:style-name="ce38" office:value-type="string" calcext:value-type="string">
            <text:p>"0"</text:p>
          </table:table-cell>
          <table:table-cell table:style-name="ce40"/>
          <table:table-cell table:style-name="ce30"/>
          <table:table-cell table:style-name="ce38" office:value-type="string" calcext:value-type="string">
            <text:p>Average</text:p>
          </table:table-cell>
          <table:table-cell table:style-name="ce40"/>
          <table:table-cell table:number-columns-repeated="1010"/>
        </table:table-row>
        <table:table-row table:style-name="ro3">
          <table:table-cell table:style-name="ce5"/>
          <table:table-cell table:style-name="ce19"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Standard</text:p>
          </table:table-cell>
          <table:table-cell table:style-name="ce20" table:formula="of:=134/270" office:value-type="percentage" office:value="0.496296296296296" calcext:value-type="percentage">
            <text:p>49.63%</text:p>
          </table:table-cell>
          <table:table-cell table:style-name="ce32" office:value-type="percentage" office:value="0.3958" calcext:value-type="percentage">
            <text:p>39.58%</text:p>
          </table:table-cell>
          <table:table-cell table:style-name="ce39" office:value-type="percentage" office:value="0.8261" calcext:value-type="percentage">
            <text:p>82.61%</text:p>
          </table:table-cell>
          <table:table-cell table:style-name="ce42" office:value-type="percentage" office:value="0.5352" calcext:value-type="percentage">
            <text:p>53.52%</text:p>
          </table:table-cell>
          <table:table-cell table:style-name="ce32" office:value-type="percentage" office:value="0.6346" calcext:value-type="percentage">
            <text:p>63.46%</text:p>
          </table:table-cell>
          <table:table-cell table:style-name="ce39" office:value-type="percentage" office:value="0.6" calcext:value-type="percentage">
            <text:p>60.00%</text:p>
          </table:table-cell>
          <table:table-cell table:style-name="ce47" office:value-type="percentage" office:value="0.6168" calcext:value-type="percentage">
            <text:p>61.68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1209" calcext:value-type="percentage">
            <text:p>12.09%</text:p>
          </table:table-cell>
          <table:table-cell table:style-name="ce42" office:value-type="percentage" office:value="0.1947" calcext:value-type="percentage">
            <text:p>19.47%</text:p>
          </table:table-cell>
          <table:table-cell table:style-name="ce32" table:formula="of:=([.C13]+[.F13]+[.I13])/3" office:value-type="percentage" office:value="0.510133333333333" calcext:value-type="percentage">
            <text:p>51.01%</text:p>
          </table:table-cell>
          <table:table-cell table:style-name="ce32" table:formula="of:=([.D13]+[.G13]+[.J13])/3" office:value-type="percentage" office:value="0.515666666666667" calcext:value-type="percentage">
            <text:p>51.57%</text:p>
          </table:table-cell>
          <table:table-cell table:style-name="ce42" table:formula="of:=2*([.L13]*[.M13]/([.L13]+[.M13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tandard 0.3 = 0</text:p>
          </table:table-cell>
          <table:table-cell table:style-name="ce21" table:formula="of:=136/270" office:value-type="percentage" office:value="0.503703703703704" calcext:value-type="percentage">
            <text:p>50.37%</text:p>
          </table:table-cell>
          <table:table-cell table:style-name="ce33" office:value-type="percentage" office:value="0.418032786885246" calcext:value-type="percentage">
            <text:p>41.80%</text:p>
          </table:table-cell>
          <table:table-cell table:style-name="ce36" office:value-type="percentage" office:value="0.739130434782609" calcext:value-type="percentage">
            <text:p>73.91%</text:p>
          </table:table-cell>
          <table:table-cell table:style-name="ce43" office:value-type="percentage" office:value="0.534031413612565" calcext:value-type="percentage">
            <text:p>53.40%</text:p>
          </table:table-cell>
          <table:table-cell table:style-name="ce33" office:value-type="percentage" office:value="0.670454545454545" calcext:value-type="percentage">
            <text:p>67.05%</text:p>
          </table:table-cell>
          <table:table-cell table:style-name="ce36" office:value-type="percentage" office:value="0.536363636363636" calcext:value-type="percentage">
            <text:p>53.64%</text:p>
          </table:table-cell>
          <table:table-cell table:style-name="ce46" office:value-type="percentage" office:value="0.595959595959596" calcext:value-type="percentage">
            <text:p>59.60%</text:p>
          </table:table-cell>
          <table:table-cell table:style-name="ce36" office:value-type="percentage" office:value="0.433333333333333" calcext:value-type="percentage">
            <text:p>43.33%</text:p>
          </table:table-cell>
          <table:table-cell table:style-name="ce37" office:value-type="percentage" office:value="0.285714285714286" calcext:value-type="percentage">
            <text:p>28.57%</text:p>
          </table:table-cell>
          <table:table-cell table:style-name="ce48" office:value-type="percentage" office:value="0.344370860927152" calcext:value-type="percentage">
            <text:p>34.44%</text:p>
          </table:table-cell>
          <table:table-cell table:style-name="ce37" table:formula="of:=([.C14]+[.F14]+[.I14])/3" office:value-type="percentage" office:value="0.507273555224375" calcext:value-type="percentage">
            <text:p>50.73%</text:p>
          </table:table-cell>
          <table:table-cell table:style-name="ce33" table:formula="of:=([.D14]+[.G14]+[.J14])/3" office:value-type="percentage" office:value="0.520402785620177" calcext:value-type="percentage">
            <text:p>52.04%</text:p>
          </table:table-cell>
          <table:table-cell table:style-name="ce43" table:formula="of:=2*([.L14]*[.M14]/([.L14]+[.M14]))" office:value-type="percentage" office:value="0.513754303214316" calcext:value-type="percentage">
            <text:p>51.38%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</text:p>
          </table:table-cell>
          <table:table-cell table:style-name="ce22" table:formula="of:=132/270" office:value-type="percentage" office:value="0.488888888888889" calcext:value-type="percentage">
            <text:p>48.89%</text:p>
          </table:table-cell>
          <table:table-cell table:style-name="ce34" office:value-type="percentage" office:value="0.3941" calcext:value-type="percentage">
            <text:p>39.41%</text:p>
          </table:table-cell>
          <table:table-cell table:style-name="ce34" office:value-type="percentage" office:value="0.7826" calcext:value-type="percentage">
            <text:p>78.26%</text:p>
          </table:table-cell>
          <table:table-cell table:style-name="ce44" office:value-type="percentage" office:value="0.52427" calcext:value-type="percentage">
            <text:p>52.43%</text:p>
          </table:table-cell>
          <table:table-cell table:style-name="ce34" office:value-type="percentage" office:value="0.596" calcext:value-type="percentage">
            <text:p>59.60%</text:p>
          </table:table-cell>
          <table:table-cell table:style-name="ce34" office:value-type="percentage" office:value="0.5909090909" calcext:value-type="percentage">
            <text:p>59.09%</text:p>
          </table:table-cell>
          <table:table-cell table:style-name="ce44" office:value-type="percentage" office:value="0.593607305936073" calcext:value-type="percentage">
            <text:p>59.36%</text:p>
          </table:table-cell>
          <table:table-cell table:style-name="ce53" office:value-type="percentage" office:value="0.541666666666667" calcext:value-type="percentage">
            <text:p>54.17%</text:p>
          </table:table-cell>
          <table:table-cell table:style-name="ce34" office:value-type="percentage" office:value="0.142857142857143" calcext:value-type="percentage">
            <text:p>14.29%</text:p>
          </table:table-cell>
          <table:table-cell table:style-name="ce44" office:value-type="percentage" office:value="0.226086956521739" calcext:value-type="percentage">
            <text:p>22.61%</text:p>
          </table:table-cell>
          <table:table-cell table:style-name="ce53" table:formula="of:=([.C15]+[.F15]+[.I15])/3" office:value-type="percentage" office:value="0.510588888888889" calcext:value-type="percentage">
            <text:p>51.06%</text:p>
          </table:table-cell>
          <table:table-cell table:style-name="ce34" table:formula="of:=([.D15]+[.G15]+[.J15])/3" office:value-type="percentage" office:value="0.505455411252381" calcext:value-type="percentage">
            <text:p>50.55%</text:p>
          </table:table-cell>
          <table:table-cell table:style-name="ce44" table:formula="of:=2*([.L15]*[.M15]/([.L15]+[.M15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No Shifter 0.3=0:</text:p>
          </table:table-cell>
          <table:table-cell table:style-name="ce23" table:formula="of:=134/270" office:value-type="percentage" office:value="0.496296296296296" calcext:value-type="percentage">
            <text:p>49.63%</text:p>
          </table:table-cell>
          <table:table-cell table:style-name="ce35" office:value-type="percentage" office:value="0.420168067226891" calcext:value-type="percentage">
            <text:p>42.02%</text:p>
          </table:table-cell>
          <table:table-cell table:style-name="ce35" office:value-type="percentage" office:value="0.72463768115942" calcext:value-type="percentage">
            <text:p>72.46%</text:p>
          </table:table-cell>
          <table:table-cell table:style-name="ce45" office:value-type="percentage" office:value="0.531914893617021" calcext:value-type="percentage">
            <text:p>53.19%</text:p>
          </table:table-cell>
          <table:table-cell table:style-name="ce35" office:value-type="percentage" office:value="0.627659574468085" calcext:value-type="percentage">
            <text:p>62.77%</text:p>
          </table:table-cell>
          <table:table-cell table:style-name="ce35" office:value-type="percentage" office:value="0.536363636363636" calcext:value-type="percentage">
            <text:p>53.64%</text:p>
          </table:table-cell>
          <table:table-cell table:style-name="ce45" office:value-type="percentage" office:value="0.57843137254902" calcext:value-type="percentage">
            <text:p>57.84%</text:p>
          </table:table-cell>
          <table:table-cell table:style-name="ce35" office:value-type="percentage" office:value="0.43859649122807" calcext:value-type="percentage">
            <text:p>43.86%</text:p>
          </table:table-cell>
          <table:table-cell table:style-name="ce35" office:value-type="percentage" office:value="0.274725274725275" calcext:value-type="percentage">
            <text:p>27.47%</text:p>
          </table:table-cell>
          <table:table-cell table:style-name="ce45" office:value-type="percentage" office:value="0.337837837837838" calcext:value-type="percentage">
            <text:p>33.78%</text:p>
          </table:table-cell>
          <table:table-cell table:style-name="ce35" table:formula="of:=([.C16]+[.F16]+[.I16])/3" office:value-type="percentage" office:value="0.495474710974349" calcext:value-type="percentage">
            <text:p>49.55%</text:p>
          </table:table-cell>
          <table:table-cell table:style-name="ce35" table:formula="of:=([.D16]+[.G16]+[.J16])/3" office:value-type="percentage" office:value="0.511908864082777" calcext:value-type="percentage">
            <text:p>51.19%</text:p>
          </table:table-cell>
          <table:table-cell table:style-name="ce45" table:formula="of:=2*([.L16]*[.M16]/([.L16]+[.M16]))" office:value-type="percentage" office:value="0.50355773660939" calcext:value-type="percentage">
            <text:p>50.36%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egation only</text:p>
          </table:table-cell>
          <table:table-cell table:style-name="ce20" table:formula="of:=133/270" office:value-type="percentage" office:value="0.492592592592593" calcext:value-type="percentage">
            <text:p>49.26%</text:p>
          </table:table-cell>
          <table:table-cell table:style-name="ce32" office:value-type="percentage" office:value="0.392857142857143" calcext:value-type="percentage">
            <text:p>39.29%</text:p>
          </table:table-cell>
          <table:table-cell table:style-name="ce32" office:value-type="percentage" office:value="0.797101449275362" calcext:value-type="percentage">
            <text:p>79.71%</text:p>
          </table:table-cell>
          <table:table-cell table:style-name="ce42" office:value-type="percentage" office:value="0.526315789473684" calcext:value-type="percentage">
            <text:p>52.63%</text:p>
          </table:table-cell>
          <table:table-cell table:style-name="ce32" office:value-type="percentage" office:value="0.616822429906542" calcext:value-type="percentage">
            <text:p>61.68%</text:p>
          </table:table-cell>
          <table:table-cell table:style-name="ce39" office:value-type="percentage" office:value="0.6" calcext:value-type="percentage">
            <text:p>60.00%</text:p>
          </table:table-cell>
          <table:table-cell table:style-name="ce42" office:value-type="percentage" office:value="0.608294930875576" calcext:value-type="percentage">
            <text:p>60.83%</text:p>
          </table:table-cell>
          <table:table-cell table:style-name="ce32" office:value-type="percentage" office:value="0.521739130434783" calcext:value-type="percentage">
            <text:p>52.17%</text:p>
          </table:table-cell>
          <table:table-cell table:style-name="ce32" office:value-type="percentage" office:value="0.131868131868132" calcext:value-type="percentage">
            <text:p>13.19%</text:p>
          </table:table-cell>
          <table:table-cell table:style-name="ce42" office:value-type="percentage" office:value="0.210526315789474" calcext:value-type="percentage">
            <text:p>21.05%</text:p>
          </table:table-cell>
          <table:table-cell table:style-name="ce32" table:formula="of:=([.C17]+[.F17]+[.I17])/3" office:value-type="percentage" office:value="0.510472901066156" calcext:value-type="percentage">
            <text:p>51.05%</text:p>
          </table:table-cell>
          <table:table-cell table:style-name="ce32" table:formula="of:=([.D17]+[.G17]+[.J17])/3" office:value-type="percentage" office:value="0.509656527047831" calcext:value-type="percentage">
            <text:p>50.97%</text:p>
          </table:table-cell>
          <table:table-cell table:style-name="ce42" table:formula="of:=2*([.L17]*[.M17]/([.L17]+[.M17]))" office:value-type="percentage" office:value="0.51006438739916" calcext:value-type="percentage">
            <text:p>51.01%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Negation only 0.3=0</text:p>
          </table:table-cell>
          <table:table-cell table:style-name="ce24" table:formula="of:=136/270" office:value-type="percentage" office:value="0.503703703703704" calcext:value-type="percentage">
            <text:p>50.37%</text:p>
          </table:table-cell>
          <table:table-cell table:style-name="ce36" office:value-type="percentage" office:value="0.415254237288136" calcext:value-type="percentage">
            <text:p>41.53%</text:p>
          </table:table-cell>
          <table:table-cell table:style-name="ce36" office:value-type="percentage" office:value="0.710144927536232" calcext:value-type="percentage">
            <text:p>71.01%</text:p>
          </table:table-cell>
          <table:table-cell table:style-name="ce46" office:value-type="percentage" office:value="0.524064171122995" calcext:value-type="percentage">
            <text:p>52.41%</text:p>
          </table:table-cell>
          <table:table-cell table:style-name="ce36" office:value-type="percentage" office:value="0.652173913043478" calcext:value-type="percentage">
            <text:p>65.22%</text:p>
          </table:table-cell>
          <table:table-cell table:style-name="ce36" office:value-type="percentage" office:value="0.545454545454545" calcext:value-type="percentage">
            <text:p>54.55%</text:p>
          </table:table-cell>
          <table:table-cell table:style-name="ce46" office:value-type="percentage" office:value="0.594059405940594" calcext:value-type="percentage">
            <text:p>59.41%</text:p>
          </table:table-cell>
          <table:table-cell table:style-name="ce36" office:value-type="percentage" office:value="0.45" calcext:value-type="percentage">
            <text:p>45.00%</text:p>
          </table:table-cell>
          <table:table-cell table:style-name="ce33" office:value-type="percentage" office:value="0.296703296703297" calcext:value-type="percentage">
            <text:p>29.67%</text:p>
          </table:table-cell>
          <table:table-cell table:style-name="ce43" office:value-type="percentage" office:value="0.357615894039735" calcext:value-type="percentage">
            <text:p>35.76%</text:p>
          </table:table-cell>
          <table:table-cell table:style-name="ce36" table:formula="of:=([.C18]+[.F18]+[.I18])/3" office:value-type="percentage" office:value="0.505809383443871" calcext:value-type="percentage">
            <text:p>50.58%</text:p>
          </table:table-cell>
          <table:table-cell table:style-name="ce36" table:formula="of:=([.D18]+[.G18]+[.J18])/3" office:value-type="percentage" office:value="0.517434256564691" calcext:value-type="percentage">
            <text:p>51.74%</text:p>
          </table:table-cell>
          <table:table-cell table:style-name="ce46" table:formula="of:=2*([.L18]*[.M18]/([.L18]+[.M18]))" office:value-type="percentage" office:value="0.511555786036519" calcext:value-type="percentage">
            <text:p>51.16%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ll Negative Baseline:</text:p>
          </table:table-cell>
          <table:table-cell table:style-name="ce23" table:formula="of:=110/270" office:value-type="percentage" office:value="0.407407407407407" calcext:value-type="percentage">
            <text:p>40.74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style-name="ce45" office:value-type="percentage" office:value="0" calcext:value-type="percentage">
            <text:p>0.00%</text:p>
          </table:table-cell>
          <table:table-cell table:style-name="ce35" office:value-type="percentage" office:value="0.407407407407407" calcext:value-type="percentage">
            <text:p>40.74%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45" office:value-type="percentage" office:value="0.578947368421052" calcext:value-type="percentage">
            <text:p>57.89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style-name="ce45" office:value-type="percentage" office:value="0" calcext:value-type="percentage">
            <text:p>0.00%</text:p>
          </table:table-cell>
          <table:table-cell table:style-name="ce35" table:formula="of:=([.C19]+[.F19]+[.I19])/3" office:value-type="percentage" office:value="0.135802469135802" calcext:value-type="percentage">
            <text:p>13.58%</text:p>
          </table:table-cell>
          <table:table-cell table:style-name="ce35" table:formula="of:=([.D19]+[.G19]+[.J19])/3" office:value-type="percentage" office:value="0.333333333333333" calcext:value-type="percentage">
            <text:p>33.33%</text:p>
          </table:table-cell>
          <table:table-cell table:style-name="ce45" table:formula="of:=2*([.L19]*[.M19]/([.L19]+[.M19]))" office:value-type="percentage" office:value="0.192982456140351" calcext:value-type="percentage">
            <text:p>19.30%</text:p>
          </table:table-cell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12" office:value-type="string" calcext:value-type="string">
            <text:p>Evaluation with mlsa SE-lexicon: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1" office:value-type="string" calcext:value-type="string">
            <text:p>Counts total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1009"/>
        </table:table-row>
        <table:table-row table:style-name="ro3">
          <table:table-cell table:style-name="ce2" office:value-type="string" calcext:value-type="string">
            <text:p>Gold (mlsa):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 0.3 = 0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0 instead of + or -.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3" office:value-type="string" calcext:value-type="string">
            <text:p>Standard 0.6 = 0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1" calcext:value-type="float">
            <text:p>101</text:p>
          </table:table-cell>
          <table:table-cell table:style-name="Default" table:number-columns-repeated="11"/>
          <table:table-cell table:number-columns-repeated="1009"/>
        </table:table-row>
        <table:table-row table:style-name="ro3">
          <table:table-cell table:style-name="ce2" office:value-type="string" calcext:value-type="string">
            <text:p>No Shifter: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 calcext:value-type="string">
            <text:p>No Shifter 0.3=0: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50" calcext:value-type="float">
            <text:p>50</text:p>
          </table:table-cell>
          <table:table-cell table:style-name="Default" table:number-columns-repeated="11"/>
          <table:table-cell table:number-columns-repeated="1009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6" calcext:value-type="float">
            <text:p>16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3" office:value-type="string" calcext:value-type="string">
            <text:p>Negation only 0.3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44" calcext:value-type="float">
            <text:p>44</text:p>
          </table:table-cell>
          <table:table-cell table:style-name="Default" table:number-columns-repeated="11"/>
          <table:table-cell table:number-columns-repeated="1009"/>
        </table:table-row>
        <table:table-row table:style-name="ro3">
          <table:table-cell table:style-name="ce13" office:value-type="string" calcext:value-type="string">
            <text:p>All polarity values 1.0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46" calcext:value-type="float">
            <text:p>46</text:p>
          </table:table-cell>
          <table:table-cell table:style-name="Default" table:number-columns-repeated="11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30"/>
          <table:table-cell table:style-name="ce38" office:value-type="string" calcext:value-type="string">
            <text:p>"+”</text:p>
          </table:table-cell>
          <table:table-cell table:style-name="ce40"/>
          <table:table-cell table:style-name="ce30"/>
          <table:table-cell table:style-name="ce38" office:value-type="string" calcext:value-type="string">
            <text:p>"-"</text:p>
          </table:table-cell>
          <table:table-cell table:style-name="ce40"/>
          <table:table-cell table:style-name="ce30"/>
          <table:table-cell table:style-name="ce38" office:value-type="string" calcext:value-type="string">
            <text:p>"0"</text:p>
          </table:table-cell>
          <table:table-cell table:style-name="ce40"/>
          <table:table-cell table:style-name="ce30"/>
          <table:table-cell table:style-name="ce38" office:value-type="string" calcext:value-type="string">
            <text:p>Average</text:p>
          </table:table-cell>
          <table:table-cell table:style-name="ce40"/>
          <table:table-cell table:style-name="Default"/>
          <table:table-cell table:number-columns-repeated="1009"/>
        </table:table-row>
        <table:table-row table:style-name="ro3">
          <table:table-cell table:style-name="ce5"/>
          <table:table-cell table:style-name="ce25"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R</text:p>
          </table:table-cell>
          <table:table-cell table:style-name="ce41" office:value-type="string" calcext:value-type="string">
            <text:p>F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6" office:value-type="string" calcext:value-type="string">
            <text:p>Standard</text:p>
          </table:table-cell>
          <table:table-cell table:style-name="ce26" table:formula="of:=143/270" office:value-type="percentage" office:value="0.52962962962963" calcext:value-type="percentage">
            <text:p>52.96%</text:p>
          </table:table-cell>
          <table:table-cell table:style-name="ce32" office:value-type="percentage" office:value="0.455284552845528" calcext:value-type="percentage">
            <text:p>45.53%</text:p>
          </table:table-cell>
          <table:table-cell table:style-name="ce39" office:value-type="percentage" office:value="0.811594202898551" calcext:value-type="percentage">
            <text:p>81.16%</text:p>
          </table:table-cell>
          <table:table-cell table:style-name="ce47" office:value-type="percentage" office:value="0.583333333333333" calcext:value-type="percentage">
            <text:p>58.33%</text:p>
          </table:table-cell>
          <table:table-cell table:style-name="ce32" office:value-type="percentage" office:value="0.623076923076923" calcext:value-type="percentage">
            <text:p>62.31%</text:p>
          </table:table-cell>
          <table:table-cell table:style-name="ce50" office:value-type="percentage" office:value="0.736363636363636" calcext:value-type="percentage">
            <text:p>73.64%</text:p>
          </table:table-cell>
          <table:table-cell table:style-name="ce51" office:value-type="percentage" office:value="0.675" calcext:value-type="percentage">
            <text:p>67.50%</text:p>
          </table:table-cell>
          <table:table-cell table:style-name="ce32" office:value-type="percentage" office:value="0.352941176470588" calcext:value-type="percentage">
            <text:p>35.29%</text:p>
          </table:table-cell>
          <table:table-cell table:style-name="ce32" office:value-type="percentage" office:value="0.065934065934066" calcext:value-type="percentage">
            <text:p>6.59%</text:p>
          </table:table-cell>
          <table:table-cell table:style-name="ce42" office:value-type="percentage" office:value="0.111111111111111" calcext:value-type="percentage">
            <text:p>11.11%</text:p>
          </table:table-cell>
          <table:table-cell table:style-name="ce32" table:formula="of:=([.C35]+[.F35]+[.I35])/3" office:value-type="percentage" office:value="0.477100884131013" calcext:value-type="percentage">
            <text:p>47.71%</text:p>
          </table:table-cell>
          <table:table-cell table:style-name="ce32" table:formula="of:=([.D35]+[.G35]+[.J35])/3" office:value-type="percentage" office:value="0.537963968398751" calcext:value-type="percentage">
            <text:p>53.80%</text:p>
          </table:table-cell>
          <table:table-cell table:style-name="ce42" table:formula="of:=2*([.L35]*[.M35]/([.L35]+[.M35]))" office:value-type="percentage" office:value="0.505707757123127" calcext:value-type="percentage">
            <text:p>50.57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7" office:value-type="string" calcext:value-type="string">
            <text:p>Standard 0.3 = 0</text:p>
          </table:table-cell>
          <table:table-cell table:style-name="ce27" table:formula="of:=143/270" office:value-type="percentage" office:value="0.52962962962963" calcext:value-type="percentage">
            <text:p>52.96%</text:p>
          </table:table-cell>
          <table:table-cell table:style-name="ce37" office:value-type="percentage" office:value="0.472222222222222" calcext:value-type="percentage">
            <text:p>47.22%</text:p>
          </table:table-cell>
          <table:table-cell table:style-name="ce36" office:value-type="percentage" office:value="0.739130434782609" calcext:value-type="percentage">
            <text:p>73.91%</text:p>
          </table:table-cell>
          <table:table-cell table:style-name="ce48" office:value-type="percentage" office:value="0.576271186440678" calcext:value-type="percentage">
            <text:p>57.63%</text:p>
          </table:table-cell>
          <table:table-cell table:style-name="ce37" office:value-type="percentage" office:value="0.660714285714286" calcext:value-type="percentage">
            <text:p>66.07%</text:p>
          </table:table-cell>
          <table:table-cell table:style-name="ce36" office:value-type="percentage" office:value="0.672727272727273" calcext:value-type="percentage">
            <text:p>67.27%</text:p>
          </table:table-cell>
          <table:table-cell table:style-name="ce46" office:value-type="percentage" office:value="0.666666666666667" calcext:value-type="percentage">
            <text:p>66.67%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37" office:value-type="percentage" office:value="0.197802197802198" calcext:value-type="percentage">
            <text:p>19.78%</text:p>
          </table:table-cell>
          <table:table-cell table:style-name="ce48" office:value-type="percentage" office:value="0.25531914893617" calcext:value-type="percentage">
            <text:p>25.53%</text:p>
          </table:table-cell>
          <table:table-cell table:style-name="ce37" table:formula="of:=([.C36]+[.F36]+[.I36])/3" office:value-type="percentage" office:value="0.497645502645503" calcext:value-type="percentage">
            <text:p>49.76%</text:p>
          </table:table-cell>
          <table:table-cell table:style-name="ce37" table:formula="of:=([.D36]+[.G36]+[.J36])/3" office:value-type="percentage" office:value="0.536553301770693" calcext:value-type="percentage">
            <text:p>53.66%</text:p>
          </table:table-cell>
          <table:table-cell table:style-name="ce48" table:formula="of:=2*([.L36]*[.M36]/([.L36]+[.M36]))" office:value-type="percentage" office:value="0.516367523179471" calcext:value-type="percentage">
            <text:p>51.64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4" office:value-type="string" calcext:value-type="string">
            <text:p>Standard 0.6 = 0</text:p>
          </table:table-cell>
          <table:table-cell table:style-name="ce21" table:formula="of:=151/270" office:value-type="percentage" office:value="0.559259259259259" calcext:value-type="percentage">
            <text:p>55.93%</text:p>
          </table:table-cell>
          <table:table-cell table:style-name="ce33" office:value-type="percentage" office:value="0.494845360824742" calcext:value-type="percentage">
            <text:p>49.48%</text:p>
          </table:table-cell>
          <table:table-cell table:style-name="ce36" office:value-type="percentage" office:value="0.695652173913043" calcext:value-type="percentage">
            <text:p>69.57%</text:p>
          </table:table-cell>
          <table:table-cell table:style-name="ce48" office:value-type="percentage" office:value="0.578313253012048" calcext:value-type="percentage">
            <text:p>57.83%</text:p>
          </table:table-cell>
          <table:table-cell table:style-name="ce37" office:value-type="percentage" office:value="0.739130434782609" calcext:value-type="percentage">
            <text:p>73.91%</text:p>
          </table:table-cell>
          <table:table-cell table:style-name="ce36" office:value-type="percentage" office:value="0.618181818181818" calcext:value-type="percentage">
            <text:p>61.82%</text:p>
          </table:table-cell>
          <table:table-cell table:style-name="ce46" office:value-type="percentage" office:value="0.673267326732673" calcext:value-type="percentage">
            <text:p>67.33%</text:p>
          </table:table-cell>
          <table:table-cell table:style-name="ce36" office:value-type="percentage" office:value="0.432098765432099" calcext:value-type="percentage">
            <text:p>43.21%</text:p>
          </table:table-cell>
          <table:table-cell table:style-name="ce37" office:value-type="percentage" office:value="0.384615384615385" calcext:value-type="percentage">
            <text:p>38.46%</text:p>
          </table:table-cell>
          <table:table-cell table:style-name="ce48" office:value-type="percentage" office:value="0.406976744186047" calcext:value-type="percentage">
            <text:p>40.70%</text:p>
          </table:table-cell>
          <table:table-cell table:style-name="ce37" table:formula="of:=([.C37]+[.F37]+[.I37])/3" office:value-type="percentage" office:value="0.55535818701315" calcext:value-type="percentage">
            <text:p>55.54%</text:p>
          </table:table-cell>
          <table:table-cell table:style-name="ce33" table:formula="of:=([.D37]+[.G37]+[.J37])/3" office:value-type="percentage" office:value="0.566149792236749" calcext:value-type="percentage">
            <text:p>56.61%</text:p>
          </table:table-cell>
          <table:table-cell table:style-name="ce43" table:formula="of:=2*([.L37]*[.M37]/([.L37]+[.M37]))" office:value-type="percentage" office:value="0.560702069020969" calcext:value-type="percentage">
            <text:p>56.07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7" office:value-type="string" calcext:value-type="string">
            <text:p>Standard 0.7 = 0</text:p>
          </table:table-cell>
          <table:table-cell table:style-name="ce27" table:formula="of:=148/270" office:value-type="percentage" office:value="0.548148148148148" calcext:value-type="percentage">
            <text:p>54.81%</text:p>
          </table:table-cell>
          <table:table-cell table:style-name="ce37" office:value-type="percentage" office:value="0.49438202247191" calcext:value-type="percentage">
            <text:p>49.44%</text:p>
          </table:table-cell>
          <table:table-cell table:style-name="ce37" office:value-type="percentage" office:value="0.63768115942029" calcext:value-type="percentage">
            <text:p>63.77%</text:p>
          </table:table-cell>
          <table:table-cell table:style-name="ce48" office:value-type="percentage" office:value="0.556962025316456" calcext:value-type="percentage">
            <text:p>55.70%</text:p>
          </table:table-cell>
          <table:table-cell table:style-name="ce33" office:value-type="percentage" office:value="0.7625" calcext:value-type="percentage">
            <text:p>76.25%</text:p>
          </table:table-cell>
          <table:table-cell table:style-name="ce37" office:value-type="percentage" office:value="0.554545454545455" calcext:value-type="percentage">
            <text:p>55.45%</text:p>
          </table:table-cell>
          <table:table-cell table:style-name="ce48" office:value-type="percentage" office:value="0.642105263157895" calcext:value-type="percentage">
            <text:p>64.21%</text:p>
          </table:table-cell>
          <table:table-cell table:style-name="ce37" office:value-type="percentage" office:value="0.425742574257426" calcext:value-type="percentage">
            <text:p>42.57%</text:p>
          </table:table-cell>
          <table:table-cell table:style-name="ce33" office:value-type="percentage" office:value="0.472527472527472" calcext:value-type="percentage">
            <text:p>47.25%</text:p>
          </table:table-cell>
          <table:table-cell table:style-name="ce43" office:value-type="percentage" office:value="0.447916666666667" calcext:value-type="percentage">
            <text:p>44.79%</text:p>
          </table:table-cell>
          <table:table-cell table:style-name="ce33" table:formula="of:=([.C38]+[.F38]+[.I38])/3" office:value-type="percentage" office:value="0.560874865576445" calcext:value-type="percentage">
            <text:p>56.09%</text:p>
          </table:table-cell>
          <table:table-cell table:style-name="ce37" table:formula="of:=([.D38]+[.G38]+[.J38])/3" office:value-type="percentage" office:value="0.554918028831072" calcext:value-type="percentage">
            <text:p>55.49%</text:p>
          </table:table-cell>
          <table:table-cell table:style-name="ce48" table:formula="of:=2*([.L38]*[.M38]/([.L38]+[.M38]))" office:value-type="percentage" office:value="0.557880546446464" calcext:value-type="percentage">
            <text:p>55.79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No Shifter</text:p>
          </table:table-cell>
          <table:table-cell table:style-name="ce28" table:formula="of:=141/270" office:value-type="percentage" office:value="0.522222222222222" calcext:value-type="percentage">
            <text:p>52.22%</text:p>
          </table:table-cell>
          <table:table-cell table:style-name="ce34" office:value-type="percentage" office:value="0.429752066115703" calcext:value-type="percentage">
            <text:p>42.98%</text:p>
          </table:table-cell>
          <table:table-cell table:style-name="ce34" office:value-type="percentage" office:value="0.753623188405797" calcext:value-type="percentage">
            <text:p>75.36%</text:p>
          </table:table-cell>
          <table:table-cell table:style-name="ce44" office:value-type="percentage" office:value="0.547368421052632" calcext:value-type="percentage">
            <text:p>54.74%</text:p>
          </table:table-cell>
          <table:table-cell table:style-name="ce34" office:value-type="percentage" office:value="0.627906976744186" calcext:value-type="percentage">
            <text:p>62.79%</text:p>
          </table:table-cell>
          <table:table-cell table:style-name="ce34" office:value-type="percentage" office:value="0.736363636363636" calcext:value-type="percentage">
            <text:p>73.64%</text:p>
          </table:table-cell>
          <table:table-cell table:style-name="ce44" office:value-type="percentage" office:value="0.677824267782427" calcext:value-type="percentage">
            <text:p>67.78%</text:p>
          </table:table-cell>
          <table:table-cell table:style-name="ce54" office:value-type="percentage" office:value="0.4" calcext:value-type="percentage">
            <text:p>40.00%</text:p>
          </table:table-cell>
          <table:table-cell table:style-name="ce34" office:value-type="percentage" office:value="0.0879120879120879" calcext:value-type="percentage">
            <text:p>8.79%</text:p>
          </table:table-cell>
          <table:table-cell table:style-name="ce44" office:value-type="percentage" office:value="0.144144144144144" calcext:value-type="percentage">
            <text:p>14.41%</text:p>
          </table:table-cell>
          <table:table-cell table:style-name="ce54" table:formula="of:=([.C39]+[.F39]+[.I39])/3" office:value-type="percentage" office:value="0.485886347619963" calcext:value-type="percentage">
            <text:p>48.59%</text:p>
          </table:table-cell>
          <table:table-cell table:style-name="ce34" table:formula="of:=([.D39]+[.G39]+[.J39])/3" office:value-type="percentage" office:value="0.525966304227174" calcext:value-type="percentage">
            <text:p>52.60%</text:p>
          </table:table-cell>
          <table:table-cell table:style-name="ce44" table:formula="of:=2*([.L39]*[.M39]/([.L39]+[.M39]))" office:value-type="percentage" office:value="0.505132533013749" calcext:value-type="percentage">
            <text:p>50.51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9" office:value-type="string" calcext:value-type="string">
            <text:p>No Shifter 0.3=0:</text:p>
          </table:table-cell>
          <table:table-cell table:style-name="ce29" table:formula="of:=144/270" office:value-type="percentage" office:value="0.533333333333333" calcext:value-type="percentage">
            <text:p>53.33%</text:p>
          </table:table-cell>
          <table:table-cell table:style-name="ce35" office:value-type="percentage" office:value="0.447619047619048" calcext:value-type="percentage">
            <text:p>44.76%</text:p>
          </table:table-cell>
          <table:table-cell table:style-name="ce35" office:value-type="percentage" office:value="0.681159420289855" calcext:value-type="percentage">
            <text:p>68.12%</text:p>
          </table:table-cell>
          <table:table-cell table:style-name="ce45" office:value-type="percentage" office:value="0.540229885057471" calcext:value-type="percentage">
            <text:p>54.02%</text:p>
          </table:table-cell>
          <table:table-cell table:style-name="ce49" office:value-type="percentage" office:value="0.669565217391304" calcext:value-type="percentage">
            <text:p>66.96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52" office:value-type="percentage" office:value="0.684444444444445" calcext:value-type="percentage">
            <text:p>68.44%</text:p>
          </table:table-cell>
          <table:table-cell table:style-name="ce35" office:value-type="percentage" office:value="0.4" calcext:value-type="percentage">
            <text:p>40.00%</text:p>
          </table:table-cell>
          <table:table-cell table:style-name="ce49" office:value-type="percentage" office:value="0.21978021978022" calcext:value-type="percentage">
            <text:p>21.98%</text:p>
          </table:table-cell>
          <table:table-cell table:style-name="ce45" office:value-type="percentage" office:value="0.283687943262411" calcext:value-type="percentage">
            <text:p>28.37%</text:p>
          </table:table-cell>
          <table:table-cell table:style-name="ce35" table:formula="of:=([.C40]+[.F40]+[.I40])/3" office:value-type="percentage" office:value="0.505728088336784" calcext:value-type="percentage">
            <text:p>50.57%</text:p>
          </table:table-cell>
          <table:table-cell table:style-name="ce35" table:formula="of:=([.D40]+[.G40]+[.J40])/3" office:value-type="percentage" office:value="0.533646546690025" calcext:value-type="percentage">
            <text:p>53.36%</text:p>
          </table:table-cell>
          <table:table-cell table:style-name="ce45" table:formula="of:=2*([.L40]*[.M40]/([.L40]+[.M40]))" office:value-type="percentage" office:value="0.519312361125903" calcext:value-type="percentage">
            <text:p>51.93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Negation only</text:p>
          </table:table-cell>
          <table:table-cell table:style-name="ce26" table:formula="of:=145/270" office:value-type="percentage" office:value="0.537037037037037" calcext:value-type="percentage">
            <text:p>53.70%</text:p>
          </table:table-cell>
          <table:table-cell table:style-name="ce32" office:value-type="percentage" office:value="0.455284552845528" calcext:value-type="percentage">
            <text:p>45.53%</text:p>
          </table:table-cell>
          <table:table-cell table:style-name="ce39" office:value-type="percentage" office:value="0.811594202898551" calcext:value-type="percentage">
            <text:p>81.16%</text:p>
          </table:table-cell>
          <table:table-cell table:style-name="ce47" office:value-type="percentage" office:value="0.583333333333333" calcext:value-type="percentage">
            <text:p>58.33%</text:p>
          </table:table-cell>
          <table:table-cell table:style-name="ce32" office:value-type="percentage" office:value="0.625954198473282" calcext:value-type="percentage">
            <text:p>62.60%</text:p>
          </table:table-cell>
          <table:table-cell table:style-name="ce39" office:value-type="percentage" office:value="0.745454545454545" calcext:value-type="percentage">
            <text:p>74.55%</text:p>
          </table:table-cell>
          <table:table-cell table:style-name="ce42" office:value-type="percentage" office:value="0.680497925311203" calcext:value-type="percentage">
            <text:p>68.05%</text:p>
          </table:table-cell>
          <table:table-cell table:style-name="ce39" office:value-type="percentage" office:value="0.4375" calcext:value-type="percentage">
            <text:p>43.75%</text:p>
          </table:table-cell>
          <table:table-cell table:style-name="ce32" office:value-type="percentage" office:value="0.0769230769230769" calcext:value-type="percentage">
            <text:p>7.69%</text:p>
          </table:table-cell>
          <table:table-cell table:style-name="ce42" office:value-type="percentage" office:value="0.130841121495327" calcext:value-type="percentage">
            <text:p>13.08%</text:p>
          </table:table-cell>
          <table:table-cell table:style-name="ce50" table:formula="of:=([.C41]+[.F41]+[.I41])/3" office:value-type="percentage" office:value="0.506246250439603" calcext:value-type="percentage">
            <text:p>50.62%</text:p>
          </table:table-cell>
          <table:table-cell table:style-name="ce50" table:formula="of:=([.D41]+[.G41]+[.J41])/3" office:value-type="percentage" office:value="0.544657275092058" calcext:value-type="percentage">
            <text:p>54.47%</text:p>
          </table:table-cell>
          <table:table-cell table:style-name="ce51" table:formula="of:=2*([.L41]*[.M41]/([.L41]+[.M41]))" office:value-type="percentage" office:value="0.524749792138172" calcext:value-type="percentage">
            <text:p>52.47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1" office:value-type="string" calcext:value-type="string">
            <text:p>Negation only 0.3=0</text:p>
          </table:table-cell>
          <table:table-cell table:style-name="ce27" table:formula="of:=145/270" office:value-type="percentage" office:value="0.537037037037037" calcext:value-type="percentage">
            <text:p>53.70%</text:p>
          </table:table-cell>
          <table:table-cell table:style-name="ce36" office:value-type="percentage" office:value="0.467889908256881" calcext:value-type="percentage">
            <text:p>46.79%</text:p>
          </table:table-cell>
          <table:table-cell table:style-name="ce36" office:value-type="percentage" office:value="0.739130434782609" calcext:value-type="percentage">
            <text:p>73.91%</text:p>
          </table:table-cell>
          <table:table-cell table:style-name="ce46" office:value-type="percentage" office:value="0.573033707865169" calcext:value-type="percentage">
            <text:p>57.30%</text:p>
          </table:table-cell>
          <table:table-cell table:style-name="ce36" office:value-type="percentage" office:value="0.658119658119658" calcext:value-type="percentage">
            <text:p>65.81%</text:p>
          </table:table-cell>
          <table:table-cell table:style-name="ce36" office:value-type="percentage" office:value="0.7" calcext:value-type="percentage">
            <text:p>70.00%</text:p>
          </table:table-cell>
          <table:table-cell table:style-name="ce46" office:value-type="percentage" office:value="0.6784140969163" calcext:value-type="percentage">
            <text:p>67.84%</text:p>
          </table:table-cell>
          <table:table-cell table:style-name="ce36" office:value-type="percentage" office:value="0.386363636363636" calcext:value-type="percentage">
            <text:p>38.64%</text:p>
          </table:table-cell>
          <table:table-cell table:style-name="ce37" office:value-type="percentage" office:value="0.186813186813187" calcext:value-type="percentage">
            <text:p>18.68%</text:p>
          </table:table-cell>
          <table:table-cell table:style-name="ce48" office:value-type="percentage" office:value="0.251851851851852" calcext:value-type="percentage">
            <text:p>25.19%</text:p>
          </table:table-cell>
          <table:table-cell table:style-name="ce36" table:formula="of:=([.C42]+[.F42]+[.I42])/3" office:value-type="percentage" office:value="0.504124400913392" calcext:value-type="percentage">
            <text:p>50.41%</text:p>
          </table:table-cell>
          <table:table-cell table:style-name="ce36" table:formula="of:=([.D42]+[.G42]+[.J42])/3" office:value-type="percentage" office:value="0.541981207198599" calcext:value-type="percentage">
            <text:p>54.20%</text:p>
          </table:table-cell>
          <table:table-cell table:style-name="ce46" table:formula="of:=2*([.L42]*[.M42]/([.L42]+[.M42]))" office:value-type="percentage" office:value="0.522367816913683" calcext:value-type="percentage">
            <text:p>52.24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5" office:value-type="string" calcext:value-type="string">
            <text:p>All Negative Baseline:</text:p>
          </table:table-cell>
          <table:table-cell table:style-name="ce29" table:formula="of:=110/270" office:value-type="percentage" office:value="0.407407407407407" calcext:value-type="percentage">
            <text:p>40.74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style-name="ce45" office:value-type="percentage" office:value="0" calcext:value-type="percentage">
            <text:p>0.00%</text:p>
          </table:table-cell>
          <table:table-cell table:style-name="ce35" office:value-type="percentage" office:value="0.407407407407407" calcext:value-type="percentage">
            <text:p>40.74%</text:p>
          </table:table-cell>
          <table:table-cell table:style-name="ce35" office:value-type="percentage" office:value="1" calcext:value-type="percentage">
            <text:p>100.00%</text:p>
          </table:table-cell>
          <table:table-cell table:style-name="ce45" office:value-type="percentage" office:value="0.578947368421052" calcext:value-type="percentage">
            <text:p>57.89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style-name="ce45" office:value-type="percentage" office:value="0" calcext:value-type="percentage">
            <text:p>0.00%</text:p>
          </table:table-cell>
          <table:table-cell table:style-name="ce35" table:formula="of:=([.C43]+[.F43]+[.I43])/3" office:value-type="percentage" office:value="0.135802469135802" calcext:value-type="percentage">
            <text:p>13.58%</text:p>
          </table:table-cell>
          <table:table-cell table:style-name="ce35" table:formula="of:=([.D43]+[.G43]+[.J43])/3" office:value-type="percentage" office:value="0.333333333333333" calcext:value-type="percentage">
            <text:p>33.33%</text:p>
          </table:table-cell>
          <table:table-cell table:style-name="ce45" table:formula="of:=2*([.L43]*[.M43]/([.L43]+[.M43]))" office:value-type="percentage" office:value="0.192982456140351" calcext:value-type="percentage">
            <text:p>19.30%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1" office:value-type="string" calcext:value-type="string">
            <text:p>All polarity values 1.0</text:p>
          </table:table-cell>
          <table:table-cell table:style-name="ce27" table:formula="of:=143/270" office:value-type="percentage" office:value="0.52962962962963" calcext:value-type="percentage">
            <text:p>52.96%</text:p>
          </table:table-cell>
          <table:table-cell table:style-name="ce36" office:value-type="percentage" office:value="0.456140350877193" calcext:value-type="percentage">
            <text:p>45.61%</text:p>
          </table:table-cell>
          <table:table-cell table:style-name="ce36" office:value-type="percentage" office:value="0.753623188405797" calcext:value-type="percentage">
            <text:p>75.36%</text:p>
          </table:table-cell>
          <table:table-cell table:style-name="ce46" office:value-type="percentage" office:value="0.568306010928962" calcext:value-type="percentage">
            <text:p>56.83%</text:p>
          </table:table-cell>
          <table:table-cell table:number-columns-repeated="2" table:style-name="ce36" office:value-type="percentage" office:value="0.672727272727273" calcext:value-type="percentage">
            <text:p>67.27%</text:p>
          </table:table-cell>
          <table:table-cell table:style-name="ce46" office:value-type="percentage" office:value="0.672727272727273" calcext:value-type="percentage">
            <text:p>67.27%</text:p>
          </table:table-cell>
          <table:table-cell table:style-name="ce36" office:value-type="percentage" office:value="0.369565217391304" calcext:value-type="percentage">
            <text:p>36.96%</text:p>
          </table:table-cell>
          <table:table-cell table:style-name="ce37" office:value-type="percentage" office:value="0.186813186813187" calcext:value-type="percentage">
            <text:p>18.68%</text:p>
          </table:table-cell>
          <table:table-cell table:style-name="ce48" office:value-type="percentage" office:value="0.248175182481752" calcext:value-type="percentage">
            <text:p>24.82%</text:p>
          </table:table-cell>
          <table:table-cell table:style-name="ce36" table:formula="of:=([.C44]+[.F44]+[.I44])/3" office:value-type="percentage" office:value="0.499477613665257" calcext:value-type="percentage">
            <text:p>49.95%</text:p>
          </table:table-cell>
          <table:table-cell table:style-name="ce36" table:formula="of:=([.D44]+[.G44]+[.J44])/3" office:value-type="percentage" office:value="0.537721215982086" calcext:value-type="percentage">
            <text:p>53.77%</text:p>
          </table:table-cell>
          <table:table-cell table:style-name="ce46" table:formula="of:=2*([.L44]*[.M44]/([.L44]+[.M44]))" office:value-type="percentage" office:value="0.517894355641014" calcext:value-type="percentage">
            <text:p>51.79%</text:p>
          </table:table-cell>
          <table:table-cell table:style-name="Default"/>
          <table:table-cell table:number-columns-repeated="1009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3" table:number-rows-repeated="2">
          <table:table-cell table:style-name="Default" table:number-columns-repeated="14"/>
          <table:table-cell/>
          <table:table-cell table:style-name="Default"/>
          <table:table-cell table:number-columns-repeated="1008"/>
        </table:table-row>
        <table:table-row table:style-name="ro3" table:number-rows-repeated="17">
          <table:table-cell table:style-name="Default" table:number-columns-repeated="14"/>
          <table:table-cell table:number-columns-repeated="1010"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3" table:number-rows-repeated="3">
          <table:table-cell table:style-name="Default" table:number-columns-repeated="14"/>
          <table:table-cell table:number-columns-repeated="101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6:59:03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49S</meta:editing-duration>
    <meta:editing-cycles>64</meta:editing-cycles>
    <meta:generator>LibreOffice/5.2.3.3$Windows_x86 LibreOffice_project/d54a8868f08a7b39642414cf2c8ef2f228f780cf</meta:generator>
    <dc:date>2017-02-06T17:22:53.235000000</dc:date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